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2.8997668997669">
            <text:p>2.8997668998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6849087893864">
            <text:p>2.6849087894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697896749522">
            <text:p>2.56978967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82246376811594">
            <text:p>2.822463768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02142857142857">
            <text:p>3.021428571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1451612903226">
            <text:p>2.81451612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0526315789474">
            <text:p>2.705263157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25581395348837">
            <text:p>3.255813953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79518072289157">
            <text:p>2.795180722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21052631578947">
            <text:p>3.21052631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03703703703704">
            <text:p>3.0370370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73076923076923">
            <text:p>2.730769230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94230769230769">
            <text:p>2.94230769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26">
            <text:p>2.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4375">
            <text:p>2.43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6875">
            <text:p>2.68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61702127659575">
            <text:p>2.61702127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66666666666667">
            <text:p>2.66666666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3953488372093">
            <text:p>2.39534883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64102564102564">
            <text:p>2.641025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8571428571429">
            <text:p>2.28571428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27272727272727">
            <text:p>3.272727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35294117647059">
            <text:p>2.3529411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7272727272727">
            <text:p>3.272727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.25">
            <text:p>5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85714285714286">
            <text:p>0.2857142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</table:table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10/08/2013</text:date>, <text:time>15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15:42:37</dc:date>
    <dc:creator>Tashfeen Ekram</dc:creator>
    <meta:document-statistic meta:table-count="1" meta:cell-count="142" meta:object-count="0"/>
    <meta:generator>LibreOffice/3.4$Linux LibreOffice_project/340m1$Build-402</meta:generator>
  </office:meta>
</office:document-meta>
</file>